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3cm" fo:min-width="8.77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147cm" fo:min-width="5.723cm"/>
    </style:style>
    <style:style style:name="gr4" style:family="graphic" style:parent-style-name="standard">
      <style:graphic-properties draw:textarea-horizontal-align="justify" draw:textarea-vertical-align="middle" draw:auto-grow-height="false" fo:min-height="1.528cm" fo:min-width="6.943cm"/>
    </style:style>
    <style:style style:name="gr5" style:family="graphic" style:parent-style-name="standard">
      <style:graphic-properties draw:textarea-horizontal-align="justify" draw:textarea-vertical-align="middle" draw:auto-grow-height="false" fo:min-height="1.274cm" fo:min-width="4.58cm"/>
    </style:style>
    <style:style style:name="gr6" style:family="graphic" style:parent-style-name="standard">
      <style:graphic-properties draw:textarea-horizontal-align="justify" draw:textarea-vertical-align="middle" draw:auto-grow-height="false" fo:min-height="1.909cm" fo:min-width="6.485cm"/>
    </style:style>
    <style:style style:name="gr7" style:family="graphic" style:parent-style-name="standard">
      <style:graphic-properties draw:textarea-horizontal-align="justify" draw:textarea-vertical-align="middle" draw:auto-grow-height="false" fo:min-height="1.909cm" fo:min-width="5.85cm"/>
    </style:style>
    <style:style style:name="gr8" style:family="graphic" style:parent-style-name="standard">
      <style:graphic-properties draw:textarea-horizontal-align="justify" draw:textarea-vertical-align="middle" draw:auto-grow-height="false" fo:min-height="1.909cm" fo:min-width="4.453cm"/>
    </style:style>
    <style:style style:name="gr9" style:family="graphic" style:parent-style-name="standard">
      <style:graphic-properties draw:textarea-horizontal-align="justify" draw:textarea-vertical-align="middle" draw:auto-grow-height="false" fo:min-height="1.782cm" fo:min-width="5.41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71cm" svg:height="1.143cm" svg:x="5.318cm" svg:y="1cm">
          <text:p text:style-name="P1">Calculate chicken cooking time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6.207cm" svg:y1="2.143cm" svg:x2="4.429cm" svg:y2="5.318cm">
          <text:p/>
        </draw:line>
        <draw:custom-shape draw:style-name="gr3" draw:text-style-name="P1" draw:layer="layout" svg:width="6.223cm" svg:height="1.397cm" svg:x="1cm" svg:y="5.191cm">
          <text:p text:style-name="P1">Input: weight and </text:p>
          <text:p text:style-name="P1">whether stuffed of not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2.811cm" svg:y1="2.143cm" svg:x2="15.605cm" svg:y2="5.191cm">
          <text:p/>
        </draw:line>
        <draw:custom-shape draw:style-name="gr4" draw:text-style-name="P1" draw:layer="layout" svg:width="7.443cm" svg:height="1.778cm" svg:x="12.557cm" svg:y="5.191cm">
          <text:p text:style-name="P1">Display total cooking time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0.017cm" svg:y1="2.143cm" svg:x2="9.89cm" svg:y2="8.493cm">
          <text:p/>
        </draw:line>
        <draw:custom-shape draw:style-name="gr5" draw:text-style-name="P1" draw:layer="layout" svg:width="5.08cm" svg:height="1.524cm" svg:x="7.604cm" svg:y="8.493cm">
          <text:p text:style-name="P1">Calculate total</text:p>
          <text:p text:style-name="P1"><text:s/>cooking time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7.731cm" svg:y1="9.89cm" svg:x2="3.794cm" svg:y2="11.668cm">
          <text:p/>
        </draw:line>
        <draw:custom-shape draw:style-name="gr6" draw:text-style-name="P1" draw:layer="layout" svg:width="6.985cm" svg:height="2.159cm" svg:x="1cm" svg:y="11.668cm">
          <text:p text:style-name="P1">Calculate total roasting</text:p>
          <text:p text:style-name="P1">Time for weight in min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9.509cm" svg:y1="10.017cm" svg:x2="7.731cm" svg:y2="14.97cm">
          <text:p/>
        </draw:line>
        <draw:custom-shape draw:style-name="gr7" draw:text-style-name="P1" draw:layer="layout" svg:width="6.35cm" svg:height="2.159cm" svg:x="2.778cm" svg:y="14.97cm">
          <text:p text:style-name="P1">Add the required </text:p>
          <text:p text:style-name="P1">additional 30 min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0.525cm" svg:y1="10.017cm" svg:x2="11.414cm" svg:y2="14.97cm">
          <text:p/>
        </draw:line>
        <draw:custom-shape draw:style-name="gr8" draw:text-style-name="P1" draw:layer="layout" svg:width="4.953cm" svg:height="2.159cm" svg:x="9.255cm" svg:y="14.97cm">
          <text:p text:style-name="P1">Add 30mins</text:p>
          <text:p text:style-name="P1"><text:s/>if stuffed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2.557cm" svg:y1="10.017cm" svg:x2="15.351cm" svg:y2="11.795cm">
          <text:p/>
        </draw:line>
        <draw:custom-shape draw:style-name="gr9" draw:text-style-name="P1" draw:layer="layout" svg:width="5.919cm" svg:height="2.032cm" svg:x="14.081cm" svg:y="11.795cm">
          <text:p text:style-name="P1">Convert minutes </text:p>
          <text:p text:style-name="P1">cooking time to </text:p>
          <text:p text:style-name="P1">hours and minutes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1T11:56:46.272739000</meta:creation-date>
    <dc:date>2014-11-11T12:05:04.919949000</dc:date>
    <meta:editing-duration>PT8M21S</meta:editing-duration>
    <meta:editing-cycles>1</meta:editing-cycles>
    <meta:document-statistic meta:object-count="15"/>
    <meta:generator>LibreOffice/4.3.1.2$MacOSX_X86_64 LibreOffice_project/958349dc3b25111dbca392fbc281a05559ef6848</meta:generator>
  </office:meta>
</office:document-meta>
</file>